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weight="bold" style:font-weight-asian="bold" style:font-weight-complex="bold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fo:font-weight="bold" style:font-weight-asian="bold" style:font-weight-complex="bold"/>
    </style:style>
    <style:style style:name="P5" style:family="paragraph" style:parent-style-name="Standard">
      <style:text-properties style:font-name="Liberation Sans"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bold" style:font-weight-complex="normal"/>
    </style:style>
    <style:style style:name="T6" style:family="text">
      <style:text-properties style:font-weight-asian="bold"/>
    </style:style>
    <style:style style:name="T7" style:family="text">
      <style:text-properties style:font-weight-complex="bold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s </text:p>
      <text:p text:style-name="P2"/>
      <text:p text:style-name="P1"><text:s text:c="2"/>- Very concrete example of the problem to solve (assume the development project already exists) </text:p>
      <text:p text:style-name="P1"><text:s text:c="2"/>- Write down as: Title, Pre condition, Action (&lt;3 sentences), Post condition </text:p>
      <text:p text:style-name="P1"><text:s text:c="2"/></text:p>
      <text:p text:style-name="P1"><text:s text:c="2"/>- meaningful: #beans, ending field </text:p>
      <text:p text:style-name="P1"/>
      <text:p text:style-name="P2">User story 1</text:p>
      <text:p text:style-name="P5">Title: Game application is started</text:p>
      <text:p text:style-name="P1">Precondition: Alice's computer is running and desktop is displayed with application icon. Alice and Bob are sitting in front of the computer. </text:p>
      <text:p text:style-name="P1">Action: Alice double-clicks the application icon. After couple of seconds application window opens on the desktop and displays “Mancala” logo. Logo disappears and empty gameboard is shown. <text:s text:c="2"/></text:p>
      <text:p text:style-name="P1">Postcondition: The application is opened and shows the empty gameboard with 'Start new game' and 'History' buttons. </text:p>
      <text:p text:style-name="P2"/>
      <text:p text:style-name="P2">User story 2</text:p>
      <text:p text:style-name="P5">Title: Alice starts first game</text:p>
      <text:p text:style-name="P1">Precondition: The game application is running and empty gameboard with 'Start new game' and 'History' buttons is displayed. Alice and Bob are sitting in front of the computer. </text:p>
      <text:p text:style-name="P1">Action: Alice clicks button “Start Game”. </text:p>
      <text:p text:style-name="P5">Postcondition: Pop-up box titled “Insert player names” and containing two text boxes for player names and buttons “OK” and “Cancel” is displayed on top of the gameboard. </text:p>
      <text:p text:style-name="P2"/>
      <text:p text:style-name="P2">User story 3 </text:p>
      <text:p text:style-name="P5">Title: Alice enters names of both players and presses “OK”</text:p>
      <text:p text:style-name="P1">Precondition: Alice has clicked “Start game” button and sees pop-up box with option to insert player names </text:p>
      <text:p text:style-name="P1">Action: Alice inserts 'Alice' as first player and 'Bob' as second player and presses 'OK' </text:p>
      <text:p text:style-name="P5">Postcondition: The application shows the gameboard with filled pits and player names and it's Alice's turn.</text:p>
      <text:p text:style-name="P5"/>
      <text:p text:style-name="P2">User story 4 </text:p>
      <text:p text:style-name="P5">Title: Alice enters names of both players and presses “Cancel”</text:p>
      <text:p text:style-name="P1">Precondition: Alice has clicked “Start game” button and sees pop-up box with option to insert player names </text:p>
      <text:p text:style-name="P1">Action: Alice inserts 'Alice' as first player and 'Bob' as second player and presses 'Cancel' </text:p>
      <text:p text:style-name="P5">Postcondition: The application shows the empty gameboard with buttons “Start game” and “History”.</text:p>
      <text:p text:style-name="P5"/>
      <text:p text:style-name="P2">User story 5 </text:p>
      <text:p text:style-name="P5">Title: Alice enters names of only one player and presses “OK”</text:p>
      <text:p text:style-name="P1">Precondition: Alice has clicked “Start game” button and sees pop-up box with option to insert player names </text:p>
      <text:p text:style-name="P1">Action: Alice inserts 'Alice' as first player and leaves text box for second player empty. She then presses 'OK' </text:p>
      <text:p text:style-name="P5">Postcondition: The application displays error message “You must enter names for both <text:soft-page-break/>players to start the game” with button “OK”. </text:p>
      <text:p text:style-name="P5"/>
      <text:p text:style-name="P2">User story 6</text:p>
      <text:p text:style-name="P2"><text:span text:style-name="T4">Title: At Alice's turn, beans are placed only to Alice's pits.</text:span></text:p>
      <text:p text:style-name="P1">Precondition: Bob has 4 beans in each of his pits and Alice has 4 beans in each of her pits. Both have a score of 0. It's Alice's turn. </text:p>
      <text:p text:style-name="P1">Action: Alice clicks on pit a1 and numbers in pits a2, a3, a4 and a5 increase by 1 to 5. </text:p>
      <text:p text:style-name="P5">Postcondition: Bob has 4 beans in each of his pits. Alice has respectively 0, 5, 5, 5, 5 and 4 beans in her pits. Both have a score of 0. It's Bob's turn. </text:p>
      <text:p text:style-name="P2"/>
      <text:p text:style-name="P2">User story 7</text:p>
      <text:p text:style-name="P2"><text:span text:style-name="T4">Title: At Alice's turn, last bean reaches Alice's storage.</text:span></text:p>
      <text:p text:style-name="P1">Precondition: Bob has 4 beans in each of his pits and Alice has 4 beans in each of her pits. Both have a score of 0. It's Alice's turn </text:p>
      <text:p text:style-name="P1">Action: Alice clicks on pit a3 and numbers in pits a4, a5, a6 and Alice's storage increase by 1. </text:p>
      <text:p text:style-name="P1"><text:span text:style-name="T4">Postcondition: Bob has 4 beans in each of his pits. Alice has respectively 4, 4, 0, 5, 5 and 5 beans in her pits. Bob's score is 0 and Alice's 1. It's Alice's turn. <text:s/></text:span></text:p>
      <text:p text:style-name="P1"><text:span text:style-name="T4"/></text:p>
      <text:p text:style-name="P2">User story 8</text:p>
      <text:p text:style-name="P2"><text:span text:style-name="T4">Title: At Alice's turn, last bean is placed to Bob's pit.</text:span></text:p>
      <text:p text:style-name="P1">Precondition: Bob has 4 beans in each of his pits and Alice has 4 beans in each of her pits. Both have a score of 0. It's Alice's turn </text:p>
      <text:p text:style-name="P1">Action: Alice clicks on pit a5 and numbers in pits a6, Alice's storage and Bob's pits b1 and b2 increase by 1. </text:p>
      <text:p text:style-name="P5"><text:span text:style-name="T4">Postcondition: Bob has respectively 4,4,4,4,5,5 beans in</text:span> pits b6 to b1<text:span text:style-name="T4">. Alice has respectively 4,4,4,4,0,5 beans in her pits. </text:span>Bob's score is 0 and Alice's 1<text:span text:style-name="T4">. It's Bob's turn. </text:span></text:p>
      <text:p text:style-name="P2"/>
      <text:p text:style-name="P2">User story 9</text:p>
      <text:p text:style-name="P2"><text:span text:style-name="T4">Title: At Alice's turn, last bean is placed to Alice's empty pit.</text:span></text:p>
      <text:p text:style-name="P1">Precondition: Bob has 4 beans in each of his pits and Alice has respectively 4,4,4,4,0,4 beans in each of her pits. Both have a score of 0. It's Alice's turn </text:p>
      <text:p text:style-name="P1">Action: Alice clicks on pit a1 and numbers in pits a2, a3, a4 and a5 increase by 1. </text:p>
      <text:p text:style-name="P2"><text:span text:style-name="T4">Postcondition: Alice captures 5 beans into her store – 1 from a5 and 4 from Bob's pit b2. Bob has respectively 4,4,4,4,0,4 beans in pits b6 to b1. Alice has respectively 4,5,5,5,0,4 beans in her pits. Bob's score is 0 and Alice's 5. It's Bob's turn. <text:s/></text:span></text:p>
      <text:p text:style-name="P2"><text:span text:style-name="T4"/></text:p>
      <text:p text:style-name="P2">User story 10</text:p>
      <text:p text:style-name="P2"><text:span text:style-name="T4">Title: At Alice's turn, last bean is placed to Alice's pit.</text:span></text:p>
      <text:p text:style-name="P1">Precondition: Alice has respectively 0,4,4,4,4,9 seeds in in pits a1 to a6. Bob has 0,5,5,5,5,4 <text:span text:style-name="T4">in pits b6 to b1</text:span>. Both have a score of 0. It's Alice's turn. </text:p>
      <text:p text:style-name="P1">Action: Alice clicks on pit a6 and numbers in Alice's storage, Bob's pits b1 to b2, Bob's storage and Alice's pit a1 increase by 1. </text:p>
      <text:p text:style-name="P1"><text:span text:style-name="T4">Postcondition: Bob has respectively 1,6,6,6,6,5 beans in pits b6 to b1. Alice has respectively 1,4,4,4,4,0 beans in pits a1 to a6. Bob's score is 1 and Alice's 1. It's Bob's turn. </text:span></text:p>
      <text:p text:style-name="P1"><text:span text:style-name="T4"/></text:p>
      <text:p text:style-name="P2">User story 11</text:p>
      <text:p text:style-name="P1">Title: Bob wins the game</text:p>
      <text:p text:style-name="P1">Precondition: Alice has respectively 0,0,0,0,0,1 beans in pits a1 to a6 and a score of 15. Bob has respectively 2,0,4,3,2,1 beans in pits b1 to b6 and a score of 20. </text:p>
      <text:p text:style-name="P1"><text:soft-page-break/>Action: Alice clicks on pit a6 and number in Alice's storage increase by 1. </text:p>
      <text:p text:style-name="P5">Postcondition: Alice has no beans in her pits. Beans in Bob's pits remain the same. Alice has a score of 16 and Bob has 20. Game is over with Bob as the winner. </text:p>
      <text:p text:style-name="P5"/>
      <text:p text:style-name="P2">User Story 12</text:p>
      <text:p text:style-name="P2"><text:span text:style-name="T4">Title: Game between Alice and Bob ends in draw</text:span> </text:p>
      <text:p text:style-name="P1">Precondition: Alice has respectively 0,0,0,0,0,1 beans in pits a1 to a6 and a score of 19. Bob has respectively 2,0,0,3,2,1 beans in pits b1 to b6 and a score of 20. </text:p>
      <text:p text:style-name="P1">Action: Alice clicks on pit a6 and number in Alice's storage increase by 1. <text:s/></text:p>
      <text:p text:style-name="P5">Postcondition: Alice has no beans in her pits. Beans in Bob's pits remain the same. Alice has a score of 20 and Bob has 20. Game is over, Alice and Bob are tied. </text:p>
      <text:p text:style-name="P5"/>
      <text:p text:style-name="P2">User story 13</text:p>
      <text:p text:style-name="P2"><text:span text:style-name="T4">Title: Second game after winning is started</text:span></text:p>
      <text:p text:style-name="P2"><text:span text:style-name="T4">Precondition: Game between Alice and Bob has ended with Alice winning. On top of the gameboard is displayed a pop-up window saying “Congratulations. Alice has won the</text:span></text:p>
      <text:p text:style-name="P2"><text:span text:style-name="T4">game with 27 points. Bob got 19 points.” and containing button “Play again”.</text:span></text:p>
      <text:p text:style-name="P2"><text:span text:style-name="T4">Action: Alice clicks on button “Play again”.</text:span></text:p>
      <text:p text:style-name="P2"><text:span text:style-name="T4">Postcondition: The application displays the gameboard with filled pits and player names are the same as in the previous game. As Alice won the last game, it's her turn.</text:span></text:p>
      <text:p text:style-name="P2"><text:span text:style-name="T4"/></text:p>
      <text:p text:style-name="P2">User story 14</text:p>
      <text:p text:style-name="P2"><text:span text:style-name="T4">Title: Alice closes the game application and chooses “Ok”</text:span></text:p>
      <text:p text:style-name="P2"><text:span text:style-name="T4">Precondition: The game application is running and shows the empty gameboard with 'Start new game' and 'History' buttons. There is a red X button in the top right corner of the application window. </text:span></text:p>
      <text:p text:style-name="P2"><text:span text:style-name="T4">Action: Alice clicks on red X button. Confirmation box is displayed saying “Do you want to exit from this game?” and containing buttons “Ok” and “Cancel”. Alice clicks on button “Ok”.</text:span></text:p>
      <text:p text:style-name="P2"><text:span text:style-name="T4">Postcondition: The game application window is closed and computer's desktop is displayed.</text:span></text:p>
      <text:p text:style-name="P2"/>
      <text:p text:style-name="P2">User story 15</text:p>
      <text:p text:style-name="P2"><text:span text:style-name="T4">Title: Game turn changes from Alice to Bob</text:span></text:p>
      <text:p text:style-name="P2"><text:span text:style-name="T4">Precondition: Bob has 4 beans in each of his pits. Alice has respectively 0, 5, 5, 5, 5, 4 beans in her pits. Both have a score of 0. Alice last bean ended in her own pit. </text:span></text:p>
      <text:p text:style-name="P2"><text:span text:style-name="T4">Action: Alice's pits turn into gray and Bob's pits are highlighted. Status bar at the bottom of the window displays message “It's Bob's turn”.</text:span></text:p>
      <text:p text:style-name="P2"><text:span text:style-name="T4">Postcondition: Bob's pits are highlighted and he clicks on pit b5 to make a move.</text:span></text:p>
      <text:p text:style-name="P2"/>
      <text:p text:style-name="P2">User story 16</text:p>
      <text:p text:style-name="P5">Title: Alice closes the game application and chooses “Cancel”</text:p>
      <text:p text:style-name="P5">Precondition: Alice and Bob are currently playing a game. Bob has 4 beans in each of his pits. Alice has respectively 0, 5, 5, 5, 5, 4 beans in her pits. Both have a score of 0. It's Alice's turn.</text:p>
      <text:p text:style-name="P5">Action: Alice clicks on red X button. Confirmation box is displayed saying “Do you want to exit from this game?” and containing buttons “Ok” and “Cancel”. Alice clicks on button “Cancel”.</text:p>
      <text:p text:style-name="P5">Postcondition: Confirmation box disappears and Alice the same game state as in precondition <text:s/>is displayed and Alice is able to continue with her turn.</text:p>
      <text:p text:style-name="P2"/>
      <text:p text:style-name="P2">User story 17</text:p>
      <text:p text:style-name="P5">Title: Alice displays history window</text:p>
      <text:p text:style-name="P5"><text:soft-page-break/>Precondition: The game application is running and shows the empty gameboard with 'Start new game' and 'History' buttons. </text:p>
      <text:p text:style-name="P5">Action: Alice clicks button “History” and new window titled “History” is displayed on top of the gameboard. </text:p>
      <text:p text:style-name="P5">Postcondition: On top of the gameboard is window containing information about previous matches in a text box and titled “History”.</text:p>
      <text:p text:style-name="P5"/>
      <text:p text:style-name="P2">User story 18</text:p>
      <text:p text:style-name="P5">Title: Alice views specific history about one game</text:p>
      <text:p text:style-name="P5">Precondition: The game application is running and on top of the gameboard window titled “History” is displayed.</text:p>
      <text:p text:style-name="P5">Action: Alice moves cursor inside the upper text box containing lines of timestamps and selects line saying “14.11.2010 16:30”. In lower text box text saying “ Alice 17p, Bob 21p. Bob won the game” is displayed.</text:p>
      <text:p text:style-name="P5">Postcondition: Window titled “History” containing information about results of “14.11.2010 16:30” game is displayed. </text:p>
      <text:p text:style-name="P5"/>
      <text:p text:style-name="P2">User story 19</text:p>
      <text:p text:style-name="P5">Title: Alice selects Bob's pit</text:p>
      <text:p text:style-name="P5">Precondition: The game has started. Bob has 4 beans in each of his pits and Alice has 4 beans in each of her pits. Both have a score of 0. It's Alice's turn.</text:p>
      <text:p text:style-name="P5">Action: Alice clicks on Bob's pit b3. Error message saying “You can't choose opponent's pits” appears on top of the gameboard. </text:p>
      <text:p text:style-name="P5">Postcondition: Alice has been informed about clicking on opponent's pits.</text:p>
      <text:p text:style-name="P1"/>
      <text:p text:style-name="P2">User story 20</text:p>
      <text:p text:style-name="P2"><text:span text:style-name="T4">Title: Alice selects empty pit on her side</text:span></text:p>
      <text:p text:style-name="P1">Precondition: Bob has 4 beans in each of his pits and Alice has respectively 4,4,4,4,0,4 beans in pits a1 to a6. Both have a score of 1. It's Alice's turn. </text:p>
      <text:p text:style-name="P1">Action: Alice clicks on pit a5. On top of the gameboard appears error message saying “Choose pit, that is not empty”.</text:p>
      <text:p text:style-name="P5">Postcondition: Alice has been informed about selecting empty pit. </text:p>
      <text:p text:style-name="P5"/>
      <text:p text:style-name="P2">User story 21</text:p>
      <text:p text:style-name="P2"><text:span text:style-name="T4">Title: Alice closes “History” window</text:span></text:p>
      <text:p text:style-name="P1">Precondition: <text:span text:style-name="T4">The game application is running and on top of the gameboard window titled “History” is displayed. </text:span><text:span text:style-name="T5">There is a red X button in the top right corner of the “History” window. </text:span></text:p>
      <text:p text:style-name="P2"><text:span text:style-name="T4">Action: Alice clicks on red X button and “History” window closes. </text:span></text:p>
      <text:p text:style-name="P2"><text:span text:style-name="T4">Postcondition: The game application is running and empty gameboard with 'Start new game' and 'History' buttons is display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1T15:58:45</meta:creation-date>
    <dc:date>2010-11-16T03:57:47</dc:date>
    <meta:editing-duration>PT15H22M34S</meta:editing-duration>
    <meta:editing-cycles>15</meta:editing-cycles>
    <meta:generator>OpenOffice.org/3.2$Linux OpenOffice.org_project/320m12$Build-9483</meta:generator>
    <meta:document-statistic meta:table-count="0" meta:image-count="0" meta:object-count="0" meta:page-count="4" meta:paragraph-count="111" meta:word-count="1797" meta:character-count="9988"/>
  </office:meta>
</office:document-meta>
</file>